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7f0" officeooo:paragraph-rsid="001e87f0"/>
    </style:style>
    <style:style style:name="P2" style:family="paragraph" style:parent-style-name="Standard">
      <style:text-properties officeooo:rsid="001f34a8" officeooo:paragraph-rsid="001f34a8"/>
    </style:style>
    <style:style style:name="P3" style:family="paragraph" style:parent-style-name="Standard">
      <style:text-properties officeooo:rsid="001f34a8" officeooo:paragraph-rsid="001f5eb0"/>
    </style:style>
    <style:style style:name="P4" style:family="paragraph" style:parent-style-name="Standard">
      <style:text-properties officeooo:rsid="001f5eb0" officeooo:paragraph-rsid="001f5eb0"/>
    </style:style>
    <style:style style:name="P5" style:family="paragraph" style:parent-style-name="Standard">
      <style:text-properties officeooo:rsid="002100e9" officeooo:paragraph-rsid="002100e9"/>
    </style:style>
    <style:style style:name="P6" style:family="paragraph" style:parent-style-name="Standard">
      <style:text-properties officeooo:rsid="0021eb13" officeooo:paragraph-rsid="0021eb13"/>
    </style:style>
    <style:style style:name="P7" style:family="paragraph" style:parent-style-name="Standard">
      <style:text-properties officeooo:rsid="0023a883" officeooo:paragraph-rsid="0023a883"/>
    </style:style>
    <style:style style:name="P8" style:family="paragraph" style:parent-style-name="Standard">
      <style:text-properties officeooo:rsid="0023de9d" officeooo:paragraph-rsid="0023de9d"/>
    </style:style>
    <style:style style:name="P9" style:family="paragraph" style:parent-style-name="Standard">
      <style:text-properties officeooo:rsid="00269aa3" officeooo:paragraph-rsid="00269aa3"/>
    </style:style>
    <style:style style:name="P10" style:family="paragraph" style:parent-style-name="Standard">
      <style:text-properties officeooo:rsid="0026dfa5" officeooo:paragraph-rsid="0026dfa5"/>
    </style:style>
    <style:style style:name="P11" style:family="paragraph" style:parent-style-name="Standard">
      <style:text-properties style:text-underline-style="solid" style:text-underline-width="auto" style:text-underline-color="font-color" officeooo:rsid="0026dfa5" officeooo:paragraph-rsid="0026dfa5"/>
    </style:style>
    <style:style style:name="P12" style:family="paragraph" style:parent-style-name="Standard">
      <style:text-properties style:text-underline-style="solid" style:text-underline-width="auto" style:text-underline-color="font-color" officeooo:rsid="001e87f0" officeooo:paragraph-rsid="001e87f0"/>
    </style:style>
    <style:style style:name="P13" style:family="paragraph" style:parent-style-name="Standard">
      <style:text-properties officeooo:rsid="0028b026" officeooo:paragraph-rsid="0028b026"/>
    </style:style>
    <style:style style:name="P14" style:family="paragraph" style:parent-style-name="Standard">
      <style:text-properties officeooo:rsid="0028b026" officeooo:paragraph-rsid="0028bc67"/>
    </style:style>
    <style:style style:name="P15" style:family="paragraph" style:parent-style-name="Standard">
      <style:text-properties officeooo:rsid="0028bc67" officeooo:paragraph-rsid="0028bc67"/>
    </style:style>
    <style:style style:name="P16" style:family="paragraph" style:parent-style-name="Standard">
      <style:text-properties officeooo:rsid="002ad55a" officeooo:paragraph-rsid="002ad55a"/>
    </style:style>
    <style:style style:name="P17" style:family="paragraph" style:parent-style-name="Standard">
      <style:text-properties officeooo:rsid="002bc205" officeooo:paragraph-rsid="002bc205"/>
    </style:style>
    <style:style style:name="P18" style:family="paragraph" style:parent-style-name="Standard" style:list-style-name="L1">
      <style:text-properties officeooo:paragraph-rsid="001e87f0"/>
    </style:style>
    <style:style style:name="P19" style:family="paragraph" style:parent-style-name="Standard" style:list-style-name="L1">
      <style:text-properties officeooo:rsid="001e87f0" officeooo:paragraph-rsid="001e87f0"/>
    </style:style>
    <style:style style:name="P20" style:family="paragraph" style:parent-style-name="Standard" style:list-style-name="L2">
      <style:text-properties officeooo:rsid="001f34a8" officeooo:paragraph-rsid="001f5eb0"/>
    </style:style>
    <style:style style:name="P21" style:family="paragraph" style:parent-style-name="Standard" style:list-style-name="L2">
      <style:text-properties officeooo:rsid="00269aa3" officeooo:paragraph-rsid="00269aa3"/>
    </style:style>
    <style:style style:name="P22" style:family="paragraph" style:parent-style-name="Standard" style:list-style-name="L6">
      <style:text-properties officeooo:rsid="00269aa3" officeooo:paragraph-rsid="00269aa3"/>
    </style:style>
    <style:style style:name="P23" style:family="paragraph" style:parent-style-name="Standard" style:list-style-name="L2">
      <style:text-properties officeooo:rsid="001f5eb0" officeooo:paragraph-rsid="001f5eb0"/>
    </style:style>
    <style:style style:name="P24" style:family="paragraph" style:parent-style-name="Standard" style:list-style-name="L3">
      <style:text-properties officeooo:rsid="001f5eb0" officeooo:paragraph-rsid="001f5eb0"/>
    </style:style>
    <style:style style:name="P25" style:family="paragraph" style:parent-style-name="Standard" style:list-style-name="L4">
      <style:text-properties officeooo:rsid="002100e9" officeooo:paragraph-rsid="002100e9"/>
    </style:style>
    <style:style style:name="P26" style:family="paragraph" style:parent-style-name="Standard" style:list-style-name="L5">
      <style:text-properties officeooo:rsid="0021eb13" officeooo:paragraph-rsid="001f5eb0"/>
    </style:style>
    <style:style style:name="P27" style:family="paragraph" style:parent-style-name="Standard" style:list-style-name="L6">
      <style:text-properties officeooo:rsid="0021eb13" officeooo:paragraph-rsid="0021eb13"/>
    </style:style>
    <style:style style:name="P28" style:family="paragraph" style:parent-style-name="Standard" style:list-style-name="L6">
      <style:text-properties officeooo:paragraph-rsid="0021eb13"/>
    </style:style>
    <style:style style:name="P29" style:family="paragraph" style:parent-style-name="Standard" style:list-style-name="L6">
      <style:text-properties officeooo:rsid="0023a883" officeooo:paragraph-rsid="0021eb13"/>
    </style:style>
    <style:style style:name="P30" style:family="paragraph" style:parent-style-name="Standard" style:list-style-name="L6">
      <style:text-properties officeooo:rsid="0023a883" officeooo:paragraph-rsid="0023a883"/>
    </style:style>
    <style:style style:name="P31" style:family="paragraph" style:parent-style-name="Standard" style:list-style-name="L6">
      <style:text-properties officeooo:rsid="0023de9d" officeooo:paragraph-rsid="0023de9d"/>
    </style:style>
    <style:style style:name="P32" style:family="paragraph" style:parent-style-name="Standard" style:list-style-name="L7">
      <style:text-properties officeooo:rsid="002ad55a" officeooo:paragraph-rsid="002ad55a"/>
    </style:style>
    <style:style style:name="P33" style:family="paragraph" style:parent-style-name="Standard" style:list-style-name="L8">
      <style:text-properties officeooo:rsid="002ad55a" officeooo:paragraph-rsid="002ad55a"/>
    </style:style>
    <style:style style:name="P34" style:family="paragraph" style:parent-style-name="Standard" style:list-style-name="L9">
      <style:text-properties officeooo:rsid="002ad55a" officeooo:paragraph-rsid="002ad55a"/>
    </style:style>
    <style:style style:name="P35" style:family="paragraph" style:parent-style-name="Standard" style:list-style-name="L10">
      <style:text-properties officeooo:rsid="002bc205" officeooo:paragraph-rsid="002bc205"/>
    </style:style>
    <style:style style:name="P36" style:family="paragraph" style:parent-style-name="Standard">
      <style:text-properties officeooo:rsid="002fb138" officeooo:paragraph-rsid="002fb138"/>
    </style:style>
    <style:style style:name="P37" style:family="paragraph" style:parent-style-name="Standard" style:list-style-name="L11">
      <style:text-properties officeooo:paragraph-rsid="002fb138"/>
    </style:style>
    <style:style style:name="P38" style:family="paragraph" style:parent-style-name="Standard" style:list-style-name="L12">
      <style:text-properties officeooo:rsid="002fe943" officeooo:paragraph-rsid="002fe943"/>
    </style:style>
    <style:style style:name="T1" style:family="text">
      <style:text-properties officeooo:rsid="001e87f0"/>
    </style:style>
    <style:style style:name="T2" style:family="text">
      <style:text-properties officeooo:rsid="001f34a8"/>
    </style:style>
    <style:style style:name="T3" style:family="text">
      <style:text-properties officeooo:rsid="001f5eb0"/>
    </style:style>
    <style:style style:name="T4" style:family="text">
      <style:text-properties officeooo:rsid="0021eb13"/>
    </style:style>
    <style:style style:name="T5" style:family="text">
      <style:text-properties officeooo:rsid="0023a883"/>
    </style:style>
    <style:style style:name="T6" style:family="text">
      <style:text-properties officeooo:rsid="0028b026"/>
    </style:style>
    <style:style style:name="T7" style:family="text">
      <style:text-properties officeooo:rsid="0028bc6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ad55a"/>
    </style:style>
    <style:style style:name="T10" style:family="text">
      <style:text-properties officeooo:rsid="002fb1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Linux commands:</text:span><text:line-break/></text:p>
      <text:p text:style-name="P1"/>
      <text:list xml:id="list139215470" text:style-name="L1">
        <text:list-item>
          <text:p text:style-name="P19">~ : takes you to the current login user account’s home</text:p>
        </text:list-item>
        <text:list-item>
          <text:p text:style-name="P19">touch : to create a blank file</text:p>
        </text:list-item>
        <text:list-item>
          <text:p text:style-name="P18"><text:span text:style-name="T1">cd : to change folders from one to other : </text:span><text:span text:style-name="T2">cd folderpath/filename</text:span></text:p>
        </text:list-item>
      </text:list>
      <text:p text:style-name="P2"><text:tab/>if you type just cd it goes to home folder</text:p>
      <text:list xml:id="list301873431" text:style-name="L2">
        <text:list-item>
          <text:p text:style-name="P20">ls – to display all the files in a folder</text:p>
        </text:list-item>
        <text:list-item>
          <text:p text:style-name="P21">iname : not specifying any case like upper or lower</text:p>
        </text:list-item>
        <text:list-item>
          <text:p text:style-name="P21">* : there may be or may not be anything after the filename</text:p>
        </text:list-item>
        <text:list-item>
          <text:p text:style-name="P23">Don’t save any folder’s name with space</text:p>
        </text:list-item>
      </text:list>
      <text:p text:style-name="P4"><text:tab/><text:tab/>if it is done then use \space in the between two words</text:p>
      <text:p text:style-name="P4"><text:tab/>for ex: Practice Project</text:p>
      <text:p text:style-name="P3"><text:tab/><text:span text:style-name="T3">cd Practice\ Project</text:span></text:p>
      <text:p text:style-name="P3"/>
      <text:list xml:id="list2683298873" text:style-name="L3">
        <text:list-item>
          <text:p text:style-name="P24">mv : can be used to rename a folder</text:p>
        </text:list-item>
      </text:list>
      <text:p text:style-name="P3"><text:tab/>- <text:span text:style-name="T3">mv Old folder’sname Newname</text:span></text:p>
      <text:p text:style-name="P4"><text:tab/>ex: mv Practice\ Project Practice_Project</text:p>
      <text:p text:style-name="P4"/>
      <text:list xml:id="list4254357233" text:style-name="L4">
        <text:list-item>
          <text:p text:style-name="P25">2 ways to write a path:</text:p>
        </text:list-item>
      </text:list>
      <text:p text:style-name="P5"><text:tab/>Absolute path:</text:p>
      <text:p text:style-name="P5"><text:tab/>-A path that starts from current location to up to the one now is called absolute path.</text:p>
      <text:p text:style-name="P5"><text:tab/>It always starts with / slash and <text:span text:style-name="T4">\</text:span> slash with windows.</text:p>
      <text:p text:style-name="P5"/>
      <text:p text:style-name="P5"><text:tab/>-Relative path: we will assume that my current path is already known to computer and we <text:tab/>will give only the folder to where we want to go.</text:p>
      <text:p text:style-name="P6"><text:tab/>Ex: cd filename</text:p>
      <text:p text:style-name="P5"/>
      <text:list xml:id="list1902894024" text:style-name="L5">
        <text:list-item>
          <text:p text:style-name="P26">terminal: cd /bin</text:p>
        </text:list-item>
      </text:list>
      <text:p text:style-name="P6"><text:tab/> <text:s/>next<text:tab/>ls</text:p>
      <text:p text:style-name="P6"><text:tab/><text:tab/>-you can see all the commands which are present in the computer</text:p>
      <text:p text:style-name="P6"/>
      <text:list xml:id="list2397953851" text:style-name="L6">
        <text:list-item>
          <text:p text:style-name="P28"><text:span text:style-name="T4">.. : </text:span><text:span text:style-name="T5">one folder above from current location in the tree structure</text:span></text:p>
        </text:list-item>
        <text:list-item>
          <text:p text:style-name="P29">. :current location</text:p>
        </text:list-item>
      </text:list>
      <text:p text:style-name="P6"/>
      <text:list xml:id="list121355940763698" text:continue-numbering="true" text:style-name="L6">
        <text:list-item>
          <text:p text:style-name="P30">cd -: takes you to the previous location</text:p>
        </text:list-item>
      </text:list>
      <text:p text:style-name="P7"/>
      <text:list xml:id="list121354130151101" text:continue-numbering="true" text:style-name="L6">
        <text:list-item>
          <text:p text:style-name="P27">echo $PATH : u can see all the paths defined </text:p>
        </text:list-item>
      </text:list>
      <text:p text:style-name="P6"/>
      <text:list xml:id="list121354484877768" text:continue-numbering="true" text:style-name="L6">
        <text:list-item>
          <text:p text:style-name="P31">ctrl+alt+f3: to get into black window without graphics</text:p>
        </text:list-item>
      </text:list>
      <text:p text:style-name="P8"/>
      <text:list xml:id="list121354123055114" text:continue-numbering="true" text:style-name="L6">
        <text:list-item>
          <text:p text:style-name="P31">ctrl+alt+f1: to get back into user screen</text:p>
        </text:list-item>
      </text:list>
      <text:p text:style-name="P8"/>
      <text:list xml:id="list121354980212545" text:continue-numbering="true" text:style-name="L6">
        <text:list-item>
          <text:p text:style-name="P22">we can define variables in terminal</text:p>
        </text:list-item>
      </text:list>
      <text:p text:style-name="P9"><text:tab/>when we want to copy a folder from one location to other:</text:p>
      <text:p text:style-name="P9"><text:tab/>u can define 2 variables like source and destination</text:p>
      <text:p text:style-name="P9"><text:tab/>source:source loc</text:p>
      <text:p text:style-name="P9"><text:tab/>destination : destination loc</text:p>
      <text:p text:style-name="P9"><text:tab/><text:tab/>cp -r $source $destination</text:p>
      <text:p text:style-name="P9"><text:tab/>or directly cp <text:s text:c="2"/>-r <text:s text:c="2"/>fromlocation <text:s text:c="2"/>tolocation</text:p>
      <text:p text:style-name="P8"/>
      <text:p text:style-name="P8"/>
      <text:p text:style-name="P1"><text:soft-page-break/></text:p>
      <text:p text:style-name="P1"/>
      <text:p text:style-name="P1"/>
      <text:p text:style-name="P12">Git:</text:p>
      <text:p text:style-name="P1">to add new files to git</text:p>
      <text:p text:style-name="P1">- git status</text:p>
      <text:p text:style-name="P1">- git add filename</text:p>
      <text:p text:style-name="P1">- git commit -m “msg”</text:p>
      <text:p text:style-name="P1"/>
      <text:p text:style-name="P11">ls command examples:</text:p>
      <text:p text:style-name="P10"/>
      <text:p text:style-name="P10">ex1: ls</text:p>
      <text:p text:style-name="P10">if you don’t mention any address, then it takes current location</text:p>
      <text:p text:style-name="P10"/>
      <text:p text:style-name="P10">pwd: present working directory – used to know your current directory/location</text:p>
      <text:p text:style-name="P10"/>
      <text:p text:style-name="P10">ex2: ls /home/<text:span text:style-name="T6">kpit/Desktop</text:span></text:p>
      <text:p text:style-name="P13">it shows the files present in desktop</text:p>
      <text:p text:style-name="P13"/>
      <text:p text:style-name="P13">ex3: ls <text:s text:c="2"/>~/Desktop/ <text:s text:c="9"/>~/Documents/</text:p>
      <text:p text:style-name="P13">if you want to open multiple files then you can give multiple locations by using space</text:p>
      <text:p text:style-name="P13"/>
      <text:p text:style-name="P13">ex4: ls <text:s text:c="3"/>--help</text:p>
      <text:p text:style-name="P13">list of options that you can use with ls</text:p>
      <text:p text:style-name="P13"/>
      <text:p text:style-name="P13">ex5: ls <text:s text:c="2"/>-l <text:s text:c="4"/>~/Desktop/</text:p>
      <text:p text:style-name="P13">shows files with date and time of last recent access in bytes &amp; in alphabetical order.</text:p>
      <text:p text:style-name="P13"/>
      <text:p text:style-name="P13">ex6: <text:s/>ls <text:s text:c="2"/>-lh <text:s text:c="4"/>~/Desktop/ (h)-memory ie. Human readable</text:p>
      <text:p text:style-name="P13">shows files with date and time of last recent access in kb,mb,gb (human readable) &amp; in alphabetical order.</text:p>
      <text:p text:style-name="P13"/>
      <text:p text:style-name="P13">ex7: <text:s/>ls <text:s text:c="2"/>-lhr <text:s text:c="4"/>~/Desktop/ <text:s text:c="3"/>(r)- for reverse</text:p>
      <text:p text:style-name="P13">shows files with date and time of last recent access in kb,mb,gb (human readable) &amp; in reverse order.</text:p>
      <text:p text:style-name="P13"/>
      <text:p text:style-name="P13">Ex8: ls <text:s text:c="3"/>-R <text:s/>~/Desktop/Documents/ <text:s text:c="2"/><text:span text:style-name="T7">(R)-recursive</text:span></text:p>
      <text:p text:style-name="P13"><text:tab/><text:tab/>-lists all the folders</text:p>
      <text:p text:style-name="P13"><text:tab/><text:tab/>-then goes to every folder and then lists everything</text:p>
      <text:p text:style-name="P14"><text:tab/><text:tab/>-this happens recursivel<text:span text:style-name="T7">y</text:span></text:p>
      <text:p text:style-name="P14"><text:tab/><text:tab/>-<text:span text:style-name="T7">uses dfs algorithm as it goes folder inside folders until the last</text:span> </text:p>
      <text:p text:style-name="P14"/>
      <text:p text:style-name="P15">ex9: ls -a <text:span text:style-name="T6">~/Desktop/Documents/</text:span></text:p>
      <text:p text:style-name="P15">you can see all the folders and also hidden folders</text:p>
      <text:p text:style-name="P15">for ex: .git</text:p>
      <text:p text:style-name="P15"/>
      <text:list xml:id="list3174229326" text:style-name="L7">
        <text:list-item>
          <text:p text:style-name="P32">To copy from 2 different sources to one folder</text:p>
        </text:list-item>
      </text:list>
      <text:list xml:id="list2566580449" text:style-name="L8">
        <text:list-item>
          <text:p text:style-name="P33">open a folder where you want files</text:p>
        </text:list-item>
      </text:list>
      <text:list xml:id="list1440634205" text:style-name="L9">
        <text:list-item>
          <text:p text:style-name="P34">cp <text:s/>-r <text:s text:c="2"/>sourceloc <text:s text:c="2"/>sourceloc <text:s text:c="7"/>.</text:p>
        </text:list-item>
      </text:list>
      <text:p text:style-name="P16"/>
      <text:p text:style-name="P16">It indicates that you are copying from two source locations to current folder. Use -r for that mandatorily.</text:p>
      <text:list xml:id="list1584065080" text:style-name="L10">
        <text:list-item>
          <text:p text:style-name="P35"><text:soft-page-break/>For copying we use the above format. (copy paste)</text:p>
        </text:list-item>
      </text:list>
      <text:p text:style-name="P17"/>
      <text:list xml:id="list121355444199406" text:continue-numbering="true" text:style-name="L10">
        <text:list-header>
          <text:p text:style-name="P35">Instead if you want to move(cut paste)</text:p>
          <text:p text:style-name="P35">the same method but replace cp with mv</text:p>
        </text:list-header>
      </text:list>
      <text:p text:style-name="P17"><text:tab/>Don’t use -r </text:p>
      <text:p text:style-name="P17"/>
      <text:p text:style-name="P17"><text:tab/>mv <text:span text:style-name="T9">sourceloc <text:s text:c="2"/>sourceloc <text:s text:c="7"/>.</text:span></text:p>
      <text:p text:style-name="P17"/>
      <text:list xml:id="list4165465353" text:style-name="L11">
        <text:list-item>
          <text:p text:style-name="P37"><text:span text:style-name="T10">mkdir -creates a folder</text:span></text:p>
        </text:list-item>
      </text:list>
      <text:p text:style-name="P36"><text:tab/>rkdir – deletes the folder</text:p>
      <text:p text:style-name="P36"/>
      <text:list xml:id="list3766458125" text:style-name="L12">
        <text:list-item>
          <text:p text:style-name="P38">Creating a git repository in current folder</text:p>
          <text:p text:style-name="P38">open the folder you want to and in terminal type:</text:p>
          <text:p text:style-name="P38">git init .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3:26:50.482203435</meta:creation-date>
    <dc:date>2024-06-27T12:13:53.815420807</dc:date>
    <meta:editing-duration>PT1H48M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80" meta:word-count="627" meta:character-count="3390" meta:non-whitespace-character-count="2758"/>
  </office:meta>
</office:document-meta>
</file>